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9999cc" draw:textarea-vertical-align="middle" fo:min-height="1.02cm"/>
    </style:style>
    <style:style style:name="gr2" style:family="graphic" style:parent-style-name="standard">
      <style:graphic-properties draw:stroke="solid" svg:stroke-color="#000000" draw:fill="solid" draw:fill-color="#9999cc" fo:min-height="25.436cm"/>
    </style:style>
    <style:style style:name="gr3" style:family="graphic" style:parent-style-name="standard">
      <style:graphic-properties draw:stroke="solid" svg:stroke-color="#000000" draw:fill="solid" draw:fill-color="#ff8080" fo:min-height="2.413cm"/>
    </style:style>
    <style:style style:name="gr4" style:family="graphic" style:parent-style-name="standard">
      <style:graphic-properties draw:stroke="solid" svg:stroke-color="#000000" draw:fill="solid" draw:fill-color="#cccccc" fo:min-height="2.671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fill="none" draw:textarea-horizontal-align="justify" draw:textarea-vertical-align="middle" draw:auto-grow-height="true" fo:min-height="2.137cm" fo:min-width="3.31cm"/>
    </style:style>
    <style:style style:name="gr7" style:family="graphic" style:parent-style-name="standard">
      <style:graphic-properties draw:fill="none" draw:textarea-horizontal-align="justify" draw:textarea-vertical-align="middle" draw:auto-grow-height="true" fo:min-height="2.137cm" fo:min-width="3.303cm"/>
    </style:style>
    <style:style style:name="gr8" style:family="graphic" style:parent-style-name="standard">
      <style:graphic-properties draw:fill="none" draw:textarea-horizontal-align="justify" draw:textarea-vertical-align="middle" draw:auto-grow-height="true" fo:min-height="2.137cm" fo:min-width="2.929cm"/>
    </style:style>
    <style:style style:name="gr9" style:family="graphic" style:parent-style-name="standard">
      <style:graphic-properties draw:fill="none" draw:textarea-horizontal-align="justify" draw:textarea-vertical-align="middle" draw:auto-grow-height="true" fo:min-height="2.137cm" fo:min-width="3.16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5.686cm" svg:height="1.27cm" draw:transform="rotate (1.5707963267946) translate (9.382cm 26.94cm)">
          <draw:text-box>
            <text:p text:style-name="P1">Data Link Layer</text:p>
          </draw:text-box>
        </draw:frame>
        <draw:frame draw:style-name="gr2" draw:text-style-name="P1" draw:layer="layout" svg:width="3.81cm" svg:height="25.686cm" svg:x="15.725cm" svg:y="1.254cm">
          <draw:text-box>
            <text:p text:style-name="P1">BACnet/IP</text:p>
          </draw:text-box>
        </draw:frame>
        <draw:frame draw:style-name="gr2" draw:text-style-name="P1" draw:layer="layout" svg:width="4.318cm" svg:height="25.686cm" svg:x="11.033cm" svg:y="1.254cm">
          <draw:text-box>
            <text:p text:style-name="P1">MS/TP</text:p>
          </draw:text-box>
        </draw:frame>
        <draw:frame draw:style-name="gr3" draw:text-style-name="P2" draw:layer="layout" svg:width="14.694cm" svg:height="2.908cm" svg:x="4.848cm" svg:y="20.986cm">
          <draw:text-box>
            <text:p text:style-name="P2">Application Services</text:p>
            <text:p text:style-name="P2"><text:span text:style-name="T1">WhoIs,, I-Am</text:span></text:p>
            <text:p text:style-name="P2"><text:span text:style-name="T1">Who-Has, I-Have,</text:span></text:p>
            <text:p text:style-name="P2"><text:span text:style-name="T1">ReadProperty</text:span></text:p>
            <text:p text:style-name="P2"><text:span text:style-name="T1">WriteProperty</text:span></text:p>
            <text:p text:style-name="P2"><text:span text:style-name="T1">etc.</text:span></text:p>
          </draw:text-box>
        </draw:frame>
        <draw:frame draw:style-name="gr4" draw:text-style-name="P2" draw:layer="layout" svg:width="14.694cm" svg:height="2.921cm" svg:x="4.848cm" svg:y="18.065cm">
          <draw:text-box>
            <text:p text:style-name="P2">Network Routing Information</text:p>
          </draw:text-box>
        </draw:frame>
        <draw:frame draw:style-name="gr5" draw:text-style-name="P2" draw:layer="layout" svg:width="9.525cm" svg:height="1.52cm" svg:x="1cm" svg:y="1cm">
          <draw:text-box>
            <text:p text:style-name="P2">BACnet - Protocol</text:p>
          </draw:text-box>
        </draw:frame>
        <draw:custom-shape draw:style-name="gr6" draw:text-style-name="P1" draw:layer="layout" svg:width="3.81cm" svg:height="2.387cm" svg:x="11.287cm" svg:y="2.169cm">
          <text:p text:style-name="P1">Preamble</text:p>
          <text:p text:style-name="P1">0x55</text:p>
          <text:p text:style-name="P1">0x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81cm" svg:height="2.387cm" svg:x="11.287cm" svg:y="4.761cm">
          <text:p text:style-name="P1">Frame</text:p>
          <text:p text:style-name="P1">Type</text:p>
          <text:p text:style-name="P1">0x0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81cm" svg:height="2.387cm" svg:x="11.287cm" svg:y="7.376cm">
          <text:p text:style-name="P1">Destination</text:p>
          <text:p text:style-name="P1">MAC</text:p>
          <text:p text:style-name="P1">0x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03cm" svg:height="2.387cm" svg:x="11.287cm" svg:y="10.043cm">
          <text:p text:style-name="P1">Source</text:p>
          <text:p text:style-name="P1">MAC</text:p>
          <text:p text:style-name="P1">0x0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429cm" svg:height="2.387cm" svg:x="15.852cm" svg:y="2.195cm">
          <text:p text:style-name="P1">BVLL</text:p>
          <text:p text:style-name="P1">Type</text:p>
          <text:p text:style-name="P1">0x8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429cm" svg:height="2.387cm" svg:x="15.859cm" svg:y="4.81cm">
          <text:p text:style-name="P1">BVLC</text:p>
          <text:p text:style-name="P1">Function</text:p>
          <text:p text:style-name="P1">0x0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429cm" svg:height="2.387cm" svg:x="15.859cm" svg:y="7.376cm">
          <text:p text:style-name="P1">Length</text:p>
          <text:p text:style-name="P1">0x00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3.669cm" svg:height="2.387cm" svg:x="13.841cm" svg:y="18.298cm">
          <text:p text:style-name="P1">NPD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3.669cm" svg:height="2.387cm" svg:x="13.827cm" svg:y="21.219cm">
          <text:p text:style-name="P1">APD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81cm" svg:height="2.387cm" svg:x="11.287cm" svg:y="12.684cm">
          <text:p text:style-name="P1">Length</text:p>
          <text:p text:style-name="P1">0x001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81cm" svg:height="2.387cm" svg:x="11.287cm" svg:y="15.25cm">
          <text:p text:style-name="P1">Header</text:p>
          <text:p text:style-name="P1">CRC</text:p>
          <text:p text:style-name="P1">0x78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3.81cm" svg:height="2.387cm" svg:x="11.287cm" svg:y="24.267cm">
          <text:p text:style-name="P1">Data</text:p>
          <text:p text:style-name="P1">CRC</text:p>
          <text:p text:style-name="P1">0xDD38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Steve Karg</meta:initial-creator>
    <meta:creation-date>2008-01-11T10:01:28</meta:creation-date>
    <dc:creator>Steve Karg</dc:creator>
    <dc:date>2008-01-11T10:43:52</dc:date>
    <meta:editing-cycles>3</meta:editing-cycles>
    <meta:editing-duration>PT11M35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